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2-26T12:30:23.16</dc:date>
    <dc:creator>Théo </dc:creator>
    <meta:editing-duration>PT2H46M10S</meta:editing-duration>
    <meta:editing-cycles>157</meta:editing-cycles>
    <meta:generator>OpenOffice/4.1.1$Win32 OpenOffice.org_project/411m6$Build-9775</meta:generator>
    <meta:document-statistic meta:table-count="0" meta:image-count="0" meta:object-count="0" meta:page-count="3" meta:paragraph-count="15" meta:word-count="1161" meta:character-count="7053"/>
  </office:meta>
</office:document-meta>
</file>